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Text_20_body">
      <style:text-properties officeooo:rsid="05101d4c" officeooo:paragraph-rsid="05101d4c"/>
    </style:style>
    <style:style style:name="P580" style:family="paragraph" style:parent-style-name="Text_20_body">
      <style:text-properties officeooo:rsid="0511dc31" officeooo:paragraph-rsid="0511dc31"/>
    </style:style>
    <style:style style:name="P581" style:family="paragraph" style:parent-style-name="Text_20_body">
      <style:text-properties officeooo:rsid="05160e6e" officeooo:paragraph-rsid="05160e6e"/>
    </style:style>
    <style:style style:name="P582" style:family="paragraph" style:parent-style-name="Text_20_body">
      <style:text-properties officeooo:rsid="0518c143" officeooo:paragraph-rsid="0518c143"/>
    </style:style>
    <style:style style:name="P583" style:family="paragraph" style:parent-style-name="Text_20_body">
      <style:text-properties officeooo:rsid="051b0bb3" officeooo:paragraph-rsid="051b0bb3"/>
    </style:style>
    <style:style style:name="P584" style:family="paragraph" style:parent-style-name="Code" style:list-style-name="L1"/>
    <style:style style:name="P585" style:family="paragraph" style:parent-style-name="Code" style:list-style-name="L1">
      <style:text-properties officeooo:paragraph-rsid="048c82ac"/>
    </style:style>
    <style:style style:name="P586" style:family="paragraph" style:parent-style-name="Code">
      <style:text-properties officeooo:paragraph-rsid="01776f98"/>
    </style:style>
    <style:style style:name="P587" style:family="paragraph" style:parent-style-name="Heading_20_1">
      <style:text-properties officeooo:rsid="05101d4c" officeooo:paragraph-rsid="05101d4c"/>
    </style:style>
    <style:style style:name="P588" style:family="paragraph" style:parent-style-name="Heading_20_1">
      <style:text-properties officeooo:rsid="04fbbf35" officeooo:paragraph-rsid="04fbbf35"/>
    </style:style>
    <style:style style:name="P589" style:family="paragraph" style:parent-style-name="Heading_20_1">
      <style:text-properties officeooo:rsid="04d93ac2" officeooo:paragraph-rsid="04d93ac2"/>
    </style:style>
    <style:style style:name="P590" style:family="paragraph" style:parent-style-name="Heading_20_1">
      <style:text-properties officeooo:rsid="04c07166" officeooo:paragraph-rsid="04c07166"/>
    </style:style>
    <style:style style:name="P591" style:family="paragraph" style:parent-style-name="Heading_20_1">
      <style:text-properties officeooo:rsid="04b9e5d3" officeooo:paragraph-rsid="04b9e5d3"/>
    </style:style>
    <style:style style:name="P592" style:family="paragraph" style:parent-style-name="Heading_20_1">
      <style:text-properties officeooo:rsid="04b8d004" officeooo:paragraph-rsid="04bed136"/>
    </style:style>
    <style:style style:name="P593" style:family="paragraph" style:parent-style-name="Heading_20_1">
      <style:text-properties officeooo:rsid="04b67480" officeooo:paragraph-rsid="04b67480"/>
    </style:style>
    <style:style style:name="P594" style:family="paragraph" style:parent-style-name="Heading_20_1">
      <style:text-properties officeooo:rsid="04b5611e" officeooo:paragraph-rsid="04b5611e"/>
    </style:style>
    <style:style style:name="P595" style:family="paragraph" style:parent-style-name="Heading_20_1">
      <style:text-properties officeooo:rsid="04b2432a" officeooo:paragraph-rsid="04b2432a"/>
    </style:style>
    <style:style style:name="P596" style:family="paragraph" style:parent-style-name="Heading_20_1">
      <style:text-properties officeooo:rsid="04ae5253" officeooo:paragraph-rsid="04ae5253"/>
    </style:style>
    <style:style style:name="P597" style:family="paragraph" style:parent-style-name="Heading_20_1">
      <style:text-properties officeooo:rsid="049bda4a" officeooo:paragraph-rsid="049bda4a"/>
    </style:style>
    <style:style style:name="P598" style:family="paragraph" style:parent-style-name="Heading_20_1">
      <style:text-properties officeooo:rsid="0490ceba" officeooo:paragraph-rsid="0490ceba"/>
    </style:style>
    <style:style style:name="P599" style:family="paragraph" style:parent-style-name="Heading_20_1">
      <style:text-properties officeooo:rsid="0482305b" officeooo:paragraph-rsid="0482305b"/>
    </style:style>
    <style:style style:name="P600" style:family="paragraph" style:parent-style-name="Heading_20_1">
      <style:text-properties officeooo:rsid="0469bd60" officeooo:paragraph-rsid="0469bd60"/>
    </style:style>
    <style:style style:name="P601" style:family="paragraph" style:parent-style-name="Heading_20_1">
      <style:text-properties officeooo:rsid="044c8b93" officeooo:paragraph-rsid="044c8b93"/>
    </style:style>
    <style:style style:name="P602" style:family="paragraph" style:parent-style-name="Heading_20_1">
      <style:text-properties officeooo:rsid="044389d6" officeooo:paragraph-rsid="044389d6"/>
    </style:style>
    <style:style style:name="P603" style:family="paragraph" style:parent-style-name="Heading_20_1">
      <style:text-properties officeooo:rsid="0436189e" officeooo:paragraph-rsid="0436189e"/>
    </style:style>
    <style:style style:name="P604" style:family="paragraph" style:parent-style-name="Heading_20_1">
      <style:text-properties officeooo:rsid="0434630d" officeooo:paragraph-rsid="0434630d"/>
    </style:style>
    <style:style style:name="P605" style:family="paragraph" style:parent-style-name="Heading_20_1">
      <style:text-properties officeooo:rsid="042bb06a" officeooo:paragraph-rsid="042bb06a"/>
    </style:style>
    <style:style style:name="P606" style:family="paragraph" style:parent-style-name="Heading_20_1">
      <style:text-properties officeooo:rsid="041c5b66" officeooo:paragraph-rsid="041c5b66"/>
    </style:style>
    <style:style style:name="P607" style:family="paragraph" style:parent-style-name="Heading_20_1">
      <style:text-properties officeooo:rsid="041bb395" officeooo:paragraph-rsid="041bb395"/>
    </style:style>
    <style:style style:name="P608" style:family="paragraph" style:parent-style-name="Heading_20_1">
      <style:text-properties officeooo:rsid="04183cc5" officeooo:paragraph-rsid="04183cc5"/>
    </style:style>
    <style:style style:name="P609" style:family="paragraph" style:parent-style-name="Heading_20_1">
      <style:text-properties officeooo:rsid="040c5d43" officeooo:paragraph-rsid="040c5d43"/>
    </style:style>
    <style:style style:name="P610" style:family="paragraph" style:parent-style-name="Heading_20_1">
      <style:text-properties officeooo:rsid="03f0ffd0" officeooo:paragraph-rsid="03f0ffd0"/>
    </style:style>
    <style:style style:name="P611" style:family="paragraph" style:parent-style-name="Heading_20_1">
      <style:text-properties officeooo:rsid="03d89dff" officeooo:paragraph-rsid="03d89dff"/>
    </style:style>
    <style:style style:name="P612" style:family="paragraph" style:parent-style-name="Heading_20_1">
      <style:text-properties officeooo:rsid="03ce7bf7" officeooo:paragraph-rsid="03ce7bf7"/>
    </style:style>
    <style:style style:name="P613" style:family="paragraph" style:parent-style-name="Heading_20_1">
      <style:text-properties officeooo:rsid="03c8da6e" officeooo:paragraph-rsid="03c8da6e"/>
    </style:style>
    <style:style style:name="P614" style:family="paragraph" style:parent-style-name="Heading_20_1">
      <style:text-properties officeooo:rsid="03b6520c" officeooo:paragraph-rsid="03b6520c"/>
    </style:style>
    <style:style style:name="P615" style:family="paragraph" style:parent-style-name="Heading_20_1">
      <style:text-properties officeooo:rsid="03a20225" officeooo:paragraph-rsid="03a20225"/>
    </style:style>
    <style:style style:name="P616" style:family="paragraph" style:parent-style-name="Heading_20_1">
      <style:text-properties officeooo:rsid="037b78e8" officeooo:paragraph-rsid="037b78e8"/>
    </style:style>
    <style:style style:name="P617" style:family="paragraph" style:parent-style-name="Heading_20_1">
      <style:text-properties officeooo:rsid="0365d21f" officeooo:paragraph-rsid="03a20225"/>
    </style:style>
    <style:style style:name="P618" style:family="paragraph" style:parent-style-name="Heading_20_1">
      <style:text-properties officeooo:rsid="03623854" officeooo:paragraph-rsid="03623854"/>
    </style:style>
    <style:style style:name="P619" style:family="paragraph" style:parent-style-name="Heading_20_1">
      <style:text-properties officeooo:rsid="0346df04" officeooo:paragraph-rsid="0346df04"/>
    </style:style>
    <style:style style:name="P620" style:family="paragraph" style:parent-style-name="Heading_20_1">
      <style:text-properties officeooo:rsid="032d2329" officeooo:paragraph-rsid="032d2329"/>
    </style:style>
    <style:style style:name="P621" style:family="paragraph" style:parent-style-name="Heading_20_1">
      <style:text-properties officeooo:rsid="031d8324" officeooo:paragraph-rsid="031d8324"/>
    </style:style>
    <style:style style:name="P622" style:family="paragraph" style:parent-style-name="Heading_20_1">
      <style:text-properties officeooo:rsid="03170687" officeooo:paragraph-rsid="03170687"/>
    </style:style>
    <style:style style:name="P623" style:family="paragraph" style:parent-style-name="Heading_20_1">
      <style:text-properties officeooo:rsid="0310e85c" officeooo:paragraph-rsid="0310e85c"/>
    </style:style>
    <style:style style:name="P624" style:family="paragraph" style:parent-style-name="Heading_20_1">
      <style:text-properties officeooo:rsid="030e6a04" officeooo:paragraph-rsid="030e6a04"/>
    </style:style>
    <style:style style:name="P625" style:family="paragraph" style:parent-style-name="Heading_20_1">
      <style:text-properties officeooo:rsid="030a589d" officeooo:paragraph-rsid="030a589d"/>
    </style:style>
    <style:style style:name="P626" style:family="paragraph" style:parent-style-name="Heading_20_1">
      <style:text-properties officeooo:rsid="0307067e" officeooo:paragraph-rsid="0307067e"/>
    </style:style>
    <style:style style:name="P627" style:family="paragraph" style:parent-style-name="Heading_20_1">
      <style:text-properties officeooo:rsid="0300cfd1" officeooo:paragraph-rsid="0300cfd1"/>
    </style:style>
    <style:style style:name="P628" style:family="paragraph" style:parent-style-name="Heading_20_1">
      <style:text-properties officeooo:rsid="02f3cd4c" officeooo:paragraph-rsid="02f3cd4c"/>
    </style:style>
    <style:style style:name="P629" style:family="paragraph" style:parent-style-name="Heading_20_1">
      <style:text-properties officeooo:rsid="02f03c99" officeooo:paragraph-rsid="02f03c99"/>
    </style:style>
    <style:style style:name="P630" style:family="paragraph" style:parent-style-name="Heading_20_1">
      <style:text-properties officeooo:rsid="02ecfa4a" officeooo:paragraph-rsid="02ecfa4a"/>
    </style:style>
    <style:style style:name="P631" style:family="paragraph" style:parent-style-name="Heading_20_1">
      <style:text-properties officeooo:rsid="02e5fac4" officeooo:paragraph-rsid="02e5fac4"/>
    </style:style>
    <style:style style:name="P632" style:family="paragraph" style:parent-style-name="Heading_20_1">
      <style:text-properties officeooo:rsid="02df92ed" officeooo:paragraph-rsid="02df92ed"/>
    </style:style>
    <style:style style:name="P633" style:family="paragraph" style:parent-style-name="Heading_20_1">
      <style:text-properties officeooo:rsid="02db5ca1" officeooo:paragraph-rsid="02db5ca1"/>
    </style:style>
    <style:style style:name="P634" style:family="paragraph" style:parent-style-name="Heading_20_1">
      <style:text-properties officeooo:rsid="02d5e091" officeooo:paragraph-rsid="02d5e091"/>
    </style:style>
    <style:style style:name="P635" style:family="paragraph" style:parent-style-name="Heading_20_1">
      <style:text-properties officeooo:rsid="02cf24cb" officeooo:paragraph-rsid="02cf24cb"/>
    </style:style>
    <style:style style:name="P636" style:family="paragraph" style:parent-style-name="Heading_20_1">
      <style:text-properties officeooo:rsid="02c261dc" officeooo:paragraph-rsid="02c261dc"/>
    </style:style>
    <style:style style:name="P637" style:family="paragraph" style:parent-style-name="Heading_20_1">
      <style:text-properties officeooo:rsid="02bae9df" officeooo:paragraph-rsid="02bae9df"/>
    </style:style>
    <style:style style:name="P638" style:family="paragraph" style:parent-style-name="Heading_20_1">
      <style:text-properties officeooo:rsid="02942521" officeooo:paragraph-rsid="02942521"/>
    </style:style>
    <style:style style:name="P639" style:family="paragraph" style:parent-style-name="Heading_20_1">
      <style:text-properties officeooo:rsid="0259a75d" officeooo:paragraph-rsid="0259a75d"/>
    </style:style>
    <style:style style:name="P640" style:family="paragraph" style:parent-style-name="Heading_20_1">
      <style:text-properties officeooo:paragraph-rsid="02912f89"/>
    </style:style>
    <style:style style:name="P641" style:family="paragraph" style:parent-style-name="Heading_20_1">
      <style:text-properties officeooo:rsid="02475a5f" officeooo:paragraph-rsid="02475a5f"/>
    </style:style>
    <style:style style:name="P642" style:family="paragraph" style:parent-style-name="Heading_20_1">
      <style:text-properties officeooo:rsid="02421307" officeooo:paragraph-rsid="02421307"/>
    </style:style>
    <style:style style:name="P643" style:family="paragraph" style:parent-style-name="Heading_20_1">
      <style:text-properties officeooo:rsid="023f6ed0" officeooo:paragraph-rsid="023f6ed0"/>
    </style:style>
    <style:style style:name="P644" style:family="paragraph" style:parent-style-name="Heading_20_1">
      <style:text-properties officeooo:rsid="0239c4e6" officeooo:paragraph-rsid="0239c4e6"/>
    </style:style>
    <style:style style:name="P645" style:family="paragraph" style:parent-style-name="Heading_20_1">
      <style:text-properties officeooo:rsid="0216e726" officeooo:paragraph-rsid="0216e726"/>
    </style:style>
    <style:style style:name="P646" style:family="paragraph" style:parent-style-name="Heading_20_1">
      <style:text-properties officeooo:rsid="0211605f" officeooo:paragraph-rsid="0211605f"/>
    </style:style>
    <style:style style:name="P647" style:family="paragraph" style:parent-style-name="Heading_20_1">
      <style:text-properties officeooo:rsid="0209bf0f" officeooo:paragraph-rsid="0209bf0f"/>
    </style:style>
    <style:style style:name="P648" style:family="paragraph" style:parent-style-name="Heading_20_1">
      <style:text-properties officeooo:rsid="01eb4703" officeooo:paragraph-rsid="01eb4703"/>
    </style:style>
    <style:style style:name="P649" style:family="paragraph" style:parent-style-name="Heading_20_1">
      <style:text-properties officeooo:rsid="01de7f16" officeooo:paragraph-rsid="01de7f16"/>
    </style:style>
    <style:style style:name="P650" style:family="paragraph" style:parent-style-name="Heading_20_1">
      <style:text-properties officeooo:rsid="01dac2eb" officeooo:paragraph-rsid="01e05fd8"/>
    </style:style>
    <style:style style:name="P651" style:family="paragraph" style:parent-style-name="Heading_20_1">
      <style:text-properties officeooo:rsid="01cfe44c" officeooo:paragraph-rsid="01cfe44c"/>
    </style:style>
    <style:style style:name="P652" style:family="paragraph" style:parent-style-name="Heading_20_1">
      <style:text-properties officeooo:rsid="01c54b7c" officeooo:paragraph-rsid="01c54b7c"/>
    </style:style>
    <style:style style:name="P653" style:family="paragraph" style:parent-style-name="Heading_20_1">
      <style:text-properties officeooo:rsid="01b85821" officeooo:paragraph-rsid="01b85821"/>
    </style:style>
    <style:style style:name="P654" style:family="paragraph" style:parent-style-name="Heading_20_1">
      <style:text-properties officeooo:rsid="01b44072" officeooo:paragraph-rsid="01b44072"/>
    </style:style>
    <style:style style:name="P655" style:family="paragraph" style:parent-style-name="Heading_20_1">
      <style:text-properties officeooo:rsid="01a7009d" officeooo:paragraph-rsid="01a7009d"/>
    </style:style>
    <style:style style:name="P656" style:family="paragraph" style:parent-style-name="Heading_20_1">
      <style:text-properties officeooo:rsid="019d12ac" officeooo:paragraph-rsid="019d12ac"/>
    </style:style>
    <style:style style:name="P657" style:family="paragraph" style:parent-style-name="Heading_20_1">
      <style:text-properties officeooo:rsid="017fa5dc" officeooo:paragraph-rsid="019fb546"/>
    </style:style>
    <style:style style:name="P658" style:family="paragraph" style:parent-style-name="Heading_20_1">
      <style:text-properties officeooo:rsid="015d630f" officeooo:paragraph-rsid="01940c5f"/>
    </style:style>
    <style:style style:name="P659" style:family="paragraph" style:parent-style-name="Heading_20_1">
      <style:text-properties officeooo:rsid="0144afae" officeooo:paragraph-rsid="0144afae"/>
    </style:style>
    <style:style style:name="P660" style:family="paragraph" style:parent-style-name="Heading_20_1">
      <style:text-properties officeooo:rsid="01136f79" officeooo:paragraph-rsid="01136f79"/>
    </style:style>
    <style:style style:name="P661" style:family="paragraph" style:parent-style-name="Heading_20_1">
      <style:text-properties officeooo:rsid="00d82c07" officeooo:paragraph-rsid="00d82c07"/>
    </style:style>
    <style:style style:name="P662" style:family="paragraph" style:parent-style-name="Heading_20_1">
      <style:text-properties officeooo:rsid="00bb188e" officeooo:paragraph-rsid="00bb188e"/>
    </style:style>
    <style:style style:name="P663" style:family="paragraph" style:parent-style-name="Heading_20_1">
      <style:text-properties officeooo:rsid="007429df" officeooo:paragraph-rsid="007429df"/>
    </style:style>
    <style:style style:name="P664" style:family="paragraph" style:parent-style-name="Heading_20_1">
      <style:text-properties officeooo:rsid="0034ffb8" officeooo:paragraph-rsid="0034ffb8"/>
    </style:style>
    <style:style style:name="P665" style:family="paragraph" style:parent-style-name="Heading_20_1">
      <style:text-properties officeooo:rsid="002ddd9f" officeooo:paragraph-rsid="006c48d6"/>
    </style:style>
    <style:style style:name="P666" style:family="paragraph" style:parent-style-name="Heading_20_1">
      <style:text-properties officeooo:rsid="0022a503" officeooo:paragraph-rsid="0022a503"/>
    </style:style>
    <style:style style:name="P667" style:family="paragraph" style:parent-style-name="Heading_20_1">
      <style:text-properties officeooo:rsid="001d247e" officeooo:paragraph-rsid="00277837"/>
    </style:style>
    <style:style style:name="P668" style:family="paragraph" style:parent-style-name="Text_20_body" style:list-style-name="L2">
      <style:text-properties officeooo:rsid="0439b318" officeooo:paragraph-rsid="043b59ee"/>
    </style:style>
    <style:style style:name="P669" style:family="paragraph" style:parent-style-name="Text_20_body" style:list-style-name="L2">
      <style:text-properties officeooo:rsid="043a2bf5" officeooo:paragraph-rsid="043b59ee"/>
    </style:style>
    <style:style style:name="P670" style:family="paragraph" style:parent-style-name="Text_20_body" style:list-style-name="L2">
      <style:text-properties officeooo:rsid="043b59ee" officeooo:paragraph-rsid="043b59ee"/>
    </style:style>
    <style:style style:name="P671" style:family="paragraph" style:parent-style-name="Text_20_body" style:list-style-name="L2">
      <style:text-properties officeooo:rsid="043d6f33" officeooo:paragraph-rsid="043d6f33"/>
    </style:style>
    <style:style style:name="P672" style:family="paragraph" style:parent-style-name="Text_20_body" style:list-style-name="L3">
      <style:text-properties officeooo:rsid="03337ba3" officeooo:paragraph-rsid="03337ba3"/>
    </style:style>
    <style:style style:name="P673" style:family="paragraph" style:parent-style-name="Text_20_body" style:list-style-name="L3">
      <style:text-properties officeooo:rsid="0336da10" officeooo:paragraph-rsid="0336da10"/>
    </style:style>
    <style:style style:name="P674" style:family="paragraph" style:parent-style-name="Text_20_body" style:list-style-name="L3">
      <style:text-properties officeooo:rsid="0337238d" officeooo:paragraph-rsid="0337238d"/>
    </style:style>
    <style:style style:name="P675" style:family="paragraph" style:parent-style-name="Text_20_body" style:list-style-name="L3">
      <style:text-properties officeooo:rsid="0337238d" officeooo:paragraph-rsid="03387584"/>
    </style:style>
    <style:style style:name="P676" style:family="paragraph" style:parent-style-name="Text_20_body" style:list-style-name="L3">
      <style:text-properties officeooo:rsid="033740c4" officeooo:paragraph-rsid="03387584"/>
    </style:style>
    <style:style style:name="P677" style:family="paragraph" style:parent-style-name="Text_20_body" style:list-style-name="L3">
      <style:text-properties officeooo:rsid="03387584" officeooo:paragraph-rsid="03387584"/>
    </style:style>
    <style:style style:name="P678" style:family="paragraph" style:parent-style-name="Text_20_body" style:list-style-name="L3">
      <style:text-properties officeooo:rsid="03392520" officeooo:paragraph-rsid="03392520"/>
    </style:style>
    <style:style style:name="P679" style:family="paragraph" style:parent-style-name="Text_20_body" style:list-style-name="L3">
      <style:text-properties officeooo:rsid="03392520" officeooo:paragraph-rsid="033c7c31"/>
    </style:style>
    <style:style style:name="P680" style:family="paragraph" style:parent-style-name="Text_20_body" style:list-style-name="L3">
      <style:text-properties officeooo:rsid="033a91d6" officeooo:paragraph-rsid="033a91d6"/>
    </style:style>
    <style:style style:name="P681" style:family="paragraph" style:parent-style-name="Text_20_body" style:list-style-name="L3">
      <style:text-properties officeooo:rsid="033a91d6" officeooo:paragraph-rsid="033c7c31"/>
    </style:style>
    <style:style style:name="P682" style:family="paragraph" style:parent-style-name="Text_20_body" style:list-style-name="L3">
      <style:text-properties officeooo:rsid="033c7c31" officeooo:paragraph-rsid="033c7c31"/>
    </style:style>
    <style:style style:name="P683" style:family="paragraph" style:parent-style-name="Text_20_body" style:list-style-name="L3">
      <style:text-properties officeooo:rsid="033d19b4" officeooo:paragraph-rsid="033d19b4"/>
    </style:style>
    <style:style style:name="P684" style:family="paragraph" style:parent-style-name="Text_20_body" style:list-style-name="L3">
      <style:text-properties officeooo:rsid="033ef8ea" officeooo:paragraph-rsid="033ef8ea"/>
    </style:style>
    <style:style style:name="P685" style:family="paragraph" style:parent-style-name="Text_20_body" style:list-style-name="L3">
      <style:text-properties officeooo:rsid="0342eba0" officeooo:paragraph-rsid="0342eba0"/>
    </style:style>
    <style:style style:name="P686" style:family="paragraph" style:parent-style-name="Text_20_body" style:list-style-name="L3">
      <style:text-properties officeooo:rsid="033f2163" officeooo:paragraph-rsid="033f2163"/>
    </style:style>
    <style:style style:name="P687" style:family="paragraph" style:parent-style-name="Text_20_body" style:list-style-name="L3">
      <style:text-properties officeooo:rsid="034108bd" officeooo:paragraph-rsid="034108bd"/>
    </style:style>
    <style:style style:name="P688" style:family="paragraph" style:parent-style-name="Text_20_body" style:list-style-name="L4">
      <style:text-properties officeooo:rsid="0343c553" officeooo:paragraph-rsid="0343c553"/>
    </style:style>
    <style:style style:name="P689" style:family="paragraph" style:parent-style-name="Text_20_body" style:list-style-name="L5">
      <style:text-properties officeooo:rsid="02e39597" officeooo:paragraph-rsid="02e39597"/>
    </style:style>
    <style:style style:name="P690" style:family="paragraph" style:parent-style-name="Text_20_body" style:list-style-name="L5">
      <style:text-properties officeooo:rsid="02e4fe42" officeooo:paragraph-rsid="02e4fe42"/>
    </style:style>
    <style:style style:name="P691" style:family="paragraph" style:parent-style-name="Text_20_body" style:list-style-name="L6">
      <style:text-properties officeooo:rsid="01267bc1" officeooo:paragraph-rsid="01267bc1"/>
    </style:style>
    <style:style style:name="P692" style:family="paragraph" style:parent-style-name="Text_20_body" style:list-style-name="L7">
      <style:text-properties officeooo:paragraph-rsid="0084ac1f"/>
    </style:style>
    <style:style style:name="P693" style:family="paragraph" style:parent-style-name="Text_20_body" style:list-style-name="L7">
      <style:text-properties officeooo:rsid="008374c9" officeooo:paragraph-rsid="008374c9"/>
    </style:style>
    <style:style style:name="P694" style:family="paragraph" style:parent-style-name="Text_20_body" style:list-style-name="L7">
      <style:text-properties officeooo:rsid="0086622e" officeooo:paragraph-rsid="0086622e"/>
    </style:style>
    <style:style style:name="P695" style:family="paragraph" style:parent-style-name="Text_20_body" style:list-style-name="L7">
      <style:text-properties officeooo:rsid="0086ebbe" officeooo:paragraph-rsid="0086ebbe"/>
    </style:style>
    <style:style style:name="P696" style:family="paragraph" style:parent-style-name="Text_20_body" style:list-style-name="L8">
      <style:text-properties officeooo:rsid="00886cd4" officeooo:paragraph-rsid="00886cd4"/>
    </style:style>
    <style:style style:name="P697" style:family="paragraph" style:parent-style-name="Text_20_body" style:list-style-name="L8">
      <style:text-properties officeooo:rsid="008baa08" officeooo:paragraph-rsid="008baa08"/>
    </style:style>
    <style:style style:name="P698" style:family="paragraph" style:parent-style-name="Text_20_body" style:list-style-name="L8">
      <style:text-properties officeooo:rsid="00981d50" officeooo:paragraph-rsid="00981d50"/>
    </style:style>
    <style:style style:name="P699" style:family="paragraph" style:parent-style-name="Text_20_body" style:list-style-name="L8">
      <style:text-properties officeooo:rsid="009c6041" officeooo:paragraph-rsid="009c6041"/>
    </style:style>
    <style:style style:name="P700" style:family="paragraph" style:parent-style-name="Text_20_body" style:list-style-name="L8">
      <style:text-properties officeooo:rsid="008f5ccb" officeooo:paragraph-rsid="008f5ccb"/>
    </style:style>
    <style:style style:name="P701" style:family="paragraph" style:parent-style-name="Text_20_body" style:list-style-name="L8">
      <style:text-properties officeooo:rsid="009d1f7b" officeooo:paragraph-rsid="009d1f7b"/>
    </style:style>
    <style:style style:name="P702" style:family="paragraph" style:parent-style-name="Text_20_body" style:list-style-name="L9">
      <style:text-properties officeooo:rsid="002ddd9f" officeooo:paragraph-rsid="002ddd9f"/>
    </style:style>
    <style:style style:name="P703" style:family="paragraph" style:parent-style-name="Text_20_body" style:list-style-name="L9">
      <style:text-properties officeooo:rsid="00311d8b" officeooo:paragraph-rsid="00311d8b"/>
    </style:style>
    <style:style style:name="P704" style:family="paragraph" style:parent-style-name="Text_20_body" style:list-style-name="L9">
      <style:text-properties officeooo:rsid="00327102" officeooo:paragraph-rsid="00327102"/>
    </style:style>
    <style:style style:name="P705" style:family="paragraph" style:parent-style-name="Text_20_body">
      <style:text-properties officeooo:rsid="051cfa8e" officeooo:paragraph-rsid="051cfa8e"/>
    </style:style>
    <style:style style:name="P706" style:family="paragraph" style:parent-style-name="Text_20_body">
      <style:text-properties officeooo:rsid="051e1a5b" officeooo:paragraph-rsid="051e1a5b"/>
    </style:style>
    <style:style style:name="P70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cf7c7"/>
    </style:style>
    <style:style style:name="T607" style:family="text">
      <style:text-properties officeooo:rsid="04c1931c"/>
    </style:style>
    <style:style style:name="T608" style:family="text">
      <style:text-properties officeooo:rsid="04c55085"/>
    </style:style>
    <style:style style:name="T609" style:family="text">
      <style:text-properties officeooo:rsid="04c66885"/>
    </style:style>
    <style:style style:name="T610" style:family="text">
      <style:text-properties officeooo:rsid="04c86375"/>
    </style:style>
    <style:style style:name="T611" style:family="text">
      <style:text-properties officeooo:rsid="04cb483d"/>
    </style:style>
    <style:style style:name="T612" style:family="text">
      <style:text-properties officeooo:rsid="04cbfc91"/>
    </style:style>
    <style:style style:name="T613" style:family="text">
      <style:text-properties officeooo:rsid="04cc7c4c"/>
    </style:style>
    <style:style style:name="T614" style:family="text">
      <style:text-properties officeooo:rsid="04ce55c5"/>
    </style:style>
    <style:style style:name="T615" style:family="text">
      <style:text-properties officeooo:rsid="04ce5cc8"/>
    </style:style>
    <style:style style:name="T616" style:family="text">
      <style:text-properties officeooo:rsid="04d12493"/>
    </style:style>
    <style:style style:name="T617" style:family="text">
      <style:text-properties officeooo:rsid="04d42e7d"/>
    </style:style>
    <style:style style:name="T618" style:family="text">
      <style:text-properties officeooo:rsid="04d4d203"/>
    </style:style>
    <style:style style:name="T619" style:family="text">
      <style:text-properties officeooo:rsid="04d728f1"/>
    </style:style>
    <style:style style:name="T620" style:family="text">
      <style:text-properties officeooo:rsid="04da28c2"/>
    </style:style>
    <style:style style:name="T621" style:family="text">
      <style:text-properties officeooo:rsid="04dbfde6"/>
    </style:style>
    <style:style style:name="T622" style:family="text">
      <style:text-properties officeooo:rsid="04dd77f0"/>
    </style:style>
    <style:style style:name="T623" style:family="text">
      <style:text-properties officeooo:rsid="04df2ccc"/>
    </style:style>
    <style:style style:name="T624" style:family="text">
      <style:text-properties officeooo:rsid="04dfba79"/>
    </style:style>
    <style:style style:name="T625" style:family="text">
      <style:text-properties officeooo:rsid="04e4c912"/>
    </style:style>
    <style:style style:name="T626" style:family="text">
      <style:text-properties officeooo:rsid="04e7d060"/>
    </style:style>
    <style:style style:name="T627" style:family="text">
      <style:text-properties officeooo:rsid="04e934f2"/>
    </style:style>
    <style:style style:name="T628" style:family="text">
      <style:text-properties officeooo:rsid="04e937ea"/>
    </style:style>
    <style:style style:name="T629" style:family="text">
      <style:text-properties officeooo:rsid="04e9d91d"/>
    </style:style>
    <style:style style:name="T630" style:family="text">
      <style:text-properties officeooo:rsid="04ea41ff"/>
    </style:style>
    <style:style style:name="T631" style:family="text">
      <style:text-properties officeooo:rsid="04ec2b83"/>
    </style:style>
    <style:style style:name="T632" style:family="text">
      <style:text-properties officeooo:rsid="04edf92c"/>
    </style:style>
    <style:style style:name="T633" style:family="text">
      <style:text-properties officeooo:rsid="04ef12f3"/>
    </style:style>
    <style:style style:name="T634" style:family="text">
      <style:text-properties officeooo:rsid="04ef45fc"/>
    </style:style>
    <style:style style:name="T635" style:family="text">
      <style:text-properties officeooo:rsid="04f43f10"/>
    </style:style>
    <style:style style:name="T636" style:family="text">
      <style:text-properties officeooo:rsid="04f609ea"/>
    </style:style>
    <style:style style:name="T637" style:family="text">
      <style:text-properties officeooo:rsid="04f66d95"/>
    </style:style>
    <style:style style:name="T638" style:family="text">
      <style:text-properties officeooo:rsid="04fea51b"/>
    </style:style>
    <style:style style:name="T639" style:family="text">
      <style:text-properties officeooo:rsid="04fef6fa"/>
    </style:style>
    <style:style style:name="T640" style:family="text">
      <style:text-properties officeooo:rsid="05018127"/>
    </style:style>
    <style:style style:name="T641" style:family="text">
      <style:text-properties officeooo:rsid="0502c247"/>
    </style:style>
    <style:style style:name="T642" style:family="text">
      <style:text-properties officeooo:rsid="0505b521"/>
    </style:style>
    <style:style style:name="T643" style:family="text">
      <style:text-properties officeooo:rsid="0506a367"/>
    </style:style>
    <style:style style:name="T644" style:family="text">
      <style:text-properties officeooo:rsid="0506d04f"/>
    </style:style>
    <style:style style:name="T645" style:family="text">
      <style:text-properties officeooo:rsid="0508b21b"/>
    </style:style>
    <style:style style:name="T646" style:family="text">
      <style:text-properties officeooo:rsid="0508bcaa"/>
    </style:style>
    <style:style style:name="T647" style:family="text">
      <style:text-properties officeooo:rsid="0508e95c"/>
    </style:style>
    <style:style style:name="T648" style:family="text">
      <style:text-properties officeooo:rsid="050a3d01"/>
    </style:style>
    <style:style style:name="T649" style:family="text">
      <style:text-properties officeooo:rsid="050a99d6"/>
    </style:style>
    <style:style style:name="T650" style:family="text">
      <style:text-properties officeooo:rsid="050c5c87"/>
    </style:style>
    <style:style style:name="T651" style:family="text">
      <style:text-properties officeooo:rsid="050e967b"/>
    </style:style>
    <style:style style:name="T652" style:family="text">
      <style:text-properties officeooo:rsid="0511719f"/>
    </style:style>
    <style:style style:name="T653" style:family="text">
      <style:text-properties officeooo:rsid="05126d74"/>
    </style:style>
    <style:style style:name="T654" style:family="text">
      <style:text-properties officeooo:rsid="0513a25d"/>
    </style:style>
    <style:style style:name="T655" style:family="text">
      <style:text-properties officeooo:rsid="05152ee6"/>
    </style:style>
    <style:style style:name="T656" style:family="text">
      <style:text-properties officeooo:rsid="05157d6d"/>
    </style:style>
    <style:style style:name="T657" style:family="text">
      <style:text-properties officeooo:rsid="05160103"/>
    </style:style>
    <style:style style:name="T658" style:family="text">
      <style:text-properties officeooo:rsid="051700dc"/>
    </style:style>
    <style:style style:name="T659" style:family="text">
      <style:text-properties officeooo:rsid="05189250"/>
    </style:style>
    <style:style style:name="T660" style:family="text">
      <style:text-properties officeooo:rsid="051a4996"/>
    </style:style>
    <style:style style:name="T661" style:family="text">
      <style:text-properties officeooo:rsid="051e9c07"/>
    </style:style>
    <style:style style:name="T66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6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6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87" text:outline-level="1" text:is-list-header="true">July 4, 2023</text:h>
      <text:p text:style-name="P579">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2">This means recursion with a mutable borrow as a parameter is not allowed in Rust.</text:span></text:p>
      <text:p text:style-name="P580">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0">This worked: the output is "number = 10". <text:s/><text:span text:style-name="T653">So recursion is supported with a mutable borrow. <text:s/></text:span><text:span text:style-name="T654">So what's different with the Visitor pattern? <text:s/></text:span><text:span text:style-name="T655">The difference is I'm calling the Shop from the Village and I'm trying to pass in the Village to the Shop as a mutable borrow. <text:s/></text:span><text:span text:style-name="T656">But the visit() method on the Village is already passed a mutable borrow on the Village in the form of the "self" parameter. <text:s/></text:span><text:span text:style-name="T657">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oft-page-break/><text:s text:c="3"/>| <text:s text:c="23"/>^^^^^^^ second mutable borrow occurs here</text:p>
      <text:p text:style-name="P581">Because the loop is in a static method, Village::visit() and it takes a mutable reference to the Village, the loop in visit() triggers the first use of the mutable borrow. <text:s/>However, in that context of the loop, attempting to pass the village to <text:span text:style-name="T658">shop.order() as a mutable borrow is the problem. <text:s/></text:span><text:span text:style-name="T659">Even if the contents of the visit() method were moved to main(), the same double mutable borrow occurs.</text:span></text:p>
      <text:p text:style-name="P582">However, if I clone the list of shops from the village in the visit() method and use the cloned list in the loop, the double mutable borrow does not occur. <text:s/><text:span text:style-name="T660">It's an expensive fix, however.</text:span></text:p>
      <text:p text:style-name="P583">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705">Completed the Visitor design pattern example in Rust.</text:p>
      <text:p text:style-name="P706">Fixed C version of Visitor design pattern example to properly deal with changes in inventory. <text:s/><text:span text:style-name="T661">Required adding ConstStringList_AreListsEqual() helper function.</text:span></text:p>
      <text:h text:style-name="P588" text:outline-level="1" text:is-list-header="true">July 3, 2023</text:h>
      <text:p text:style-name="P571">Completed the Strategy design pattern in Rust. <text:s/><text:span text:style-name="T638">Followed the C++ implementation fairly closely. <text:s/>Straightforward implementation. <text:s/></text:span><text:span text:style-name="T639">I swapped the heights for Elaine and Myra so the sort by height (descending) did not produce the same list as sort by age (ascending).</text:span></text:p>
      <text:p text:style-name="P572">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So, <text:span text:style-name="T641">in the C++ code,</text:span> I moved the code for magically adding something to the inventory and the Visitor pattern in C++ stopped working. <text:s/><text:span text:style-name="T640">I am getting the following output:</text:span></text:p>
      <text:p text:style-name="Code">Error! <text:s/>Molly's Mustard Mart: Item fresh mustard is not in the inventory when it should be.</text:p>
      <text:p text:style-name="P575">It's as thoug<text:span text:style-name="T642">h Visitor_Shop::PlaceOrder() is not handling the circumstance of an ingredient list being empty. <text:s/></text:span><text:span text:style-name="T643">I think. <text:s/></text:span><text:span text:style-name="T644">Ah. <text:s/>The actual problem is the inventory for the item being ordered from the village is not being updated after the order is processed because I moved the AddItemToInventory() call to inside the else clause in PlaceOrder(). <text:s/></text:span><text:span text:style-name="T645">And since both clauses of that if statement end up calling AddItemToInventory(), that's why it appeared after the entire if statement. <text:s/></text:span><text:span text:style-name="T646">What I should do is verify the order received the necessary ingredients and if obtained, only then increment the inventory. <text:s/></text:span><text:span text:style-name="T647">Basically, if the items received is empty or the items received matches the needed items for the </text:span><text:soft-page-break/><text:span text:style-name="T647">ingredient then add 1 to the inventory. <text:s/></text:span><text:span text:style-name="T648">If the items received do not match the needed items then an error has occurred somewhere.</text:span></text:p>
      <text:p text:style-name="P576">Added are_vector_contents_the_same() to Visitor_Element_Classes.cpp and used it in PlaceOrder(). <text:s/>I also modified PickupOrder() <text:span text:style-name="T649">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0">been picked up in a single round of visits. <text:s/>In other words, the recursive nature of the visitations seems to be accumulative instead of one shot per recursion. </text:span></text:p>
      <text:p text:style-name="P577"><text:span text:style-name="T651">Doh!</text:span> <text:s/>The items to be picked up matches correctly with what is being asked for, namely, all the ingredients needed to make a hamburger, so the removal of the itemsToBePickedUp.clear() was necessary.</text:p>
      <text:p text:style-name="P578">C++ code has been fixed. <text:s/>Need to migrate the fix to C, Python, C#, and Rust.</text:p>
      <text:h text:style-name="P589" text:outline-level="1" text:is-list-header="true">Jul<text:span text:style-name="T620">y</text:span> 2, 2023</text:h>
      <text:p text:style-name="P559">As near as I can tell, it is not possible to mix writing fields with reading fields in the same context. <text:s/>For example:</text:p>
      <text:p text:style-name="P558"><text:s text:c="8"/><text:span text:style-name="T264">self.set_next_state(&amp;CurrentState::NormalText);</text:span></text:p>
      <text:p text:style-name="P558"><text:s text:c="8"/>while <text:span text:style-name="T264">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1">Basically, the borrow checker sees "self.current_state" as an immutable borrow that lasts for the entire while loop. <text:s/></text:span><text:span text:style-name="T622">I also tried using a helper method to r</text:span><text:span text:style-name="T623">eturn the current state instead of reading the state directly. <text:s/>Same problem. <text:s/></text:span><text:span text:style-name="T624">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5">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text:soft-page-break/></text:p>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7">I then call go_next() on the returned behavior and store the result in a local variable, which I then pass by reference to set_state(). <text:s/></text:span><text:span text:style-name="T628">I also use only a Box&lt;dyn IStateBehavior&gt; for the various states and let the vector in the context own the Box. <text:s/></text:span><text:span text:style-name="T629">This does not allow the states to be mutable in the go_next() call but I don't need that functionality in th</text:span><text:span text:style-name="T630">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already a mutable borrow and cannot be bor<text:span text:style-name="T631">r</text:span>owed mutabl<text:span text:style-name="T631">y</text:span> again. <text:s/><text:span text:style-name="T632">Sigh. <text:s/></text:span><text:span text:style-name="T633">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4">At least I can reproduce the error.</text:span></text:p>
      <text:p text:style-name="P566"><text:soft-page-break/>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5">Again, a circular reference.</text:span></text:p>
      <text:p text:style-name="P568">The only option I can see is to introduce another struct that is used to track the input and output <text:span text:style-name="T636">and instantiate that struct in remove_comments() so it is entirely separate from the context. <text:s/></text:span><text:span text:style-name="T637">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590"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I have no idea why it is failing in state_context.rs, create_state_behavior(). <text:s/><text:span text:style-name="T607">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oft-page-break/><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8">If I modify the signature of create_state_behavior to look like this (the highlighted part is the change):</text:span></text:p>
      <text:p text:style-name="Code">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09">Specifically, the call to create_state_behavior returns an IStateBehavior object and the error indicates the lifetime of the might outlive the self. <text:s/></text:span><text:span text:style-name="T610">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oft-page-break/><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1">and </text:span><text:span text:style-name="T612">therefore is</text:span><text:span text:style-name="T611"> passed as mutable to set_next_state()</text:span>). <text:s/>However, the second highlighted line is an immutable borrow, which is not allowed here. <text:s/><text:span text:style-name="T613">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4">Mutability is bound to the variable </text:span><text:span text:style-name="T615">itself</text:span><text:span text:style-name="T614">,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6">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7">Rc&lt;RefCell&lt;dyn IStateBehavior&gt;&gt; being held in the StateContext struct; technically a circular reference. <text:s/></text:span><text:span text:style-name="T618">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19">So the State struct initialization is cleaner but the circular reference wasn't the source of the problem.</text:span></text:p>
      <text:p text:style-name="P557">Do I really have to move to the C version of nothing but functions?</text:p>
      <text:h text:style-name="P591" text:outline-level="1" text:is-list-header="true">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6">W</text:span>orkByProxy&gt;&gt;,</text:p>
      <text:p text:style-name="Code">}</text:p>
      <text:p text:style-name="Code"/>
      <text:p text:style-name="Code">impl ProxyEntity {</text:p>
      <text:p text:style-name="Code"><text:soft-page-break/><text:s text:c="4"/>pub fn new() -&gt; Bo<text:span text:style-name="T606">x&lt;dyn IworkByProxy&gt;{</text:span></text:p>
      <text:p text:style-name="Code"><text:s text:c="8"/>Box::new(ProxyEntity {</text:p>
      <text:p text:style-name="Code"><text:s text:c="12"/>real_entity: None,</text:p>
      <text:p text:style-name="Code"><text:s text:c="8"/><text:span text:style-name="T606">})</text:span></text:p>
      <text:p text:style-name="Code"><text:s text:c="4"/><text:span text:style-name="T606">}</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592"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593"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94" text:outline-level="1" text:is-list-header="true">June 27, 2023</text:h>
      <text:p text:style-name="P536">Implemented the Mediator design pattern in Rust. <text:s/>I ended up modeling the example after the C++ code. <text:s/><text:span text:style-name="T604">Straightforward implementation.</text:span></text:p>
      <text:h text:style-name="P595" text:outline-level="1" text:is-list-header="true"><text:soft-page-break/>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96"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97" text:outline-level="1" text:is-list-header="true">June 24, 2023</text:h>
      <text:p text:style-name="P522">The only way to get the handler_chain_experiment to work is to store the MessageWindow only in the HandleChain struct. <text:s/>I modified the experiment to construct the two windows in main() and pass a <text:soft-page-break/>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oft-page-break/><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oft-page-break/><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98"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99"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ext:soft-page-break/>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84">fn _handlerchain_construct_window_chain&lt;'a&gt;(windows: &amp;'a mut Vec&lt;MessageWindow&gt;, handler_chain: &amp;mut HandlerChain&lt;'a&gt;) {</text:p>
        </text:list-item>
        <text:list-item>
          <text:p text:style-name="P584"><text:s text:c="4"/>// Note: This creates each window and adds the new window to the given</text:p>
        </text:list-item>
        <text:list-item>
          <text:p text:style-name="P584"><text:s text:c="4"/>// HandlerChain object.</text:p>
          <text:p text:style-name="P584"><text:s text:c="4"/>windows.clear();</text:p>
        </text:list-item>
        <text:list-item>
          <text:p text:style-name="P584"><text:s text:c="4"/>{</text:p>
        </text:list-item>
        <text:list-item>
          <text:p text:style-name="P584"><text:s text:c="8"/>let window = MessageWindow::new("Window 1", 0, 0, 10, 10);</text:p>
        </text:list-item>
        <text:list-item>
          <text:p text:style-name="P584"><text:s text:c="8"/>windows.push(window);</text:p>
        </text:list-item>
        <text:list-item>
          <text:p text:style-name="P585"><text:s text:c="8"/>handler_chain.add_handler(windows.last_mut().unwrap());</text:p>
        </text:list-item>
        <text:list-item>
          <text:p text:style-name="P585"><text:s text:c="4"/>}</text:p>
        </text:list-item>
        <text:list-item>
          <text:p text:style-name="P585"><text:s text:c="4"/>{</text:p>
        </text:list-item>
        <text:list-item>
          <text:p text:style-name="P585"><text:s text:c="8"/>let window = MessageWindow::new("Window 2", 20, 0, 5, 5);</text:p>
        </text:list-item>
        <text:list-item>
          <text:p text:style-name="P585"><text:s text:c="8"/>windows.push(window);</text:p>
        </text:list-item>
        <text:list-item>
          <text:p text:style-name="P585"><text:s text:c="8"/>handler_chain.add_handler(windows.last_mut().unwrap());</text:p>
        </text:list-item>
        <text:list-item>
          <text:p text:style-name="P585"><text:soft-page-break/><text:s text:c="4"/>}</text:p>
        </text:list-item>
        <text:list-item>
          <text:p text:style-name="P585"><text:s text:c="4"/>{</text:p>
        </text:list-item>
        <text:list-item>
          <text:p text:style-name="P585"><text:s text:c="8"/>let window = MessageWindow::new("Window 3", 30, 10, 15, 15);</text:p>
        </text:list-item>
        <text:list-item>
          <text:p text:style-name="P585"><text:s text:c="8"/>windows.push(window);</text:p>
        </text:list-item>
        <text:list-item>
          <text:p text:style-name="P585"><text:s text:c="8"/>handler_chain.add_handler(windows.last_mut().unwrap());</text:p>
        </text:list-item>
        <text:list-item>
          <text:p text:style-name="P585"><text:s text:c="4"/>}</text:p>
        </text:list-item>
        <text:list-item>
          <text:p text:style-name="P584">}</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600"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oft-page-break/><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ext:soft-page-break/>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601"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text:soft-page-break/>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602"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text:soft-page-break/>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text:soft-page-break/></text:p>
      <text:p text:style-name="P487">Completed implementation of the Flyweight design pattern in Rust.</text:p>
      <text:h text:style-name="P603"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68"><text:a xlink:type="simple" xlink:href="https://omarkmu.github.io/docs/winconsole/index.html" text:style-name="Internet_20_link" text:visited-style-name="Visited_20_Internet_20_Link">winconsole</text:a> (0.11.1)</text:p>
          <text:list>
            <text:list-item>
              <text:p text:style-name="P669">winconsole appears to be more mature but provides more functionality than I need.</text:p>
            </text:list-item>
          </text:list>
        </text:list-item>
        <text:list-item>
          <text:p text:style-name="P668"><text:a xlink:type="simple" xlink:href="https://docs.rs/win32console/latest/win32console/index.html" text:style-name="Internet_20_link" text:visited-style-name="Visited_20_Internet_20_Link">win32console</text:a> (v0.1.5)</text:p>
          <text:list>
            <text:list-item>
              <text:p text:style-name="P669">win32console appears to target the Windows Console API, so everything is expressed as though it was a Windows application as opposed to a console application.</text:p>
            </text:list-item>
          </text:list>
        </text:list-item>
        <text:list-item>
          <text:p text:style-name="P668"><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70">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71"><text:a xlink:type="simple" xlink:href="https://lib.rs/crates/windows" text:style-name="Internet_20_link" text:visited-style-name="Visited_20_Internet_20_Link">windows</text:a> (v0.48.0)</text:p>
          <text:list>
            <text:list-item>
              <text:p text:style-name="P671">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604"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605"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text:soft-page-break/>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606"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text:soft-page-break/>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607"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608"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609"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610" text:outline-level="1" text:is-list-header="true">May 30, 2023</text:h>
      <text:p text:style-name="P442">On to the Bridge pattern in rust!</text:p>
      <text:p text:style-name="P443"><text:soft-page-break/>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text:soft-page-break/>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611"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text:soft-page-break/>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text:span><text:soft-page-break/><text:span text:style-name="T498">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612" text:outline-level="1" text:is-list-header="true"><text:soft-page-break/>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613"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614"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615"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oft-page-break/><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616"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text:span><text:soft-page-break/><text:span text:style-name="T440">&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text:soft-page-break/>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text:soft-page-break/>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text:soft-page-break/>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617"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ext:soft-page-break/>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oft-page-break/><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618"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619"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620" text:outline-level="1" text:is-list-header="true">May 18, 2023</text:h>
      <text:p text:style-name="P352">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4198499122" text:style-name="L3">
        <text:list-item>
          <text:p text:style-name="P672">In VS2022, add to the solution a Makefile C++ project.</text:p>
        </text:list-item>
        <text:list-item>
          <text:p text:style-name="P672">Use the name: design_pattern_examples_rust</text:p>
        </text:list-item>
        <text:list-item>
          <text:p text:style-name="P672">Location: c:\work\vs2022\DesignPatternExamples\rust</text:p>
        </text:list-item>
        <text:list-item>
          <text:p text:style-name="P672">Click Finish.</text:p>
        </text:list-item>
        <text:list-item>
          <text:p text:style-name="P672">From the Command prompt, enter the following</text:p>
        </text:list-item>
      </text:list>
      <text:p text:style-name="P38">cd c:\work\vs2022\DesignPatternExamples\rust</text:p>
      <text:p text:style-name="P38">cargo <text:span text:style-name="T409">init</text:span> design_pattern_examples_rust</text:p>
      <text:list xml:id="list132530922617280" text:continue-numbering="true" text:style-name="L3">
        <text:list-item>
          <text:p text:style-name="P672">Back in VS2022<text:span text:style-name="T407">'s Solution Explorer,</text:span> <text:span text:style-name="T407">in </text:span>the design_pattern_examples_rust project,</text:p>
          <text:list>
            <text:list-item>
              <text:p text:style-name="P673"><text:span text:style-name="T408">Delete</text:span> the Header Files filter <text:span text:style-name="T408">(right-click on Header Files and select Delete)</text:span></text:p>
            </text:list-item>
            <text:list-item>
              <text:p text:style-name="P673"><text:span text:style-name="T408">Delete</text:span> the Resource Files filter</text:p>
            </text:list-item>
            <text:list-item>
              <text:p text:style-name="P673">Select the Source Files filter and press F4 to show filter properties</text:p>
              <text:list>
                <text:list-item>
                  <text:p text:style-name="P673">Rename the filter to src</text:p>
                </text:list-item>
                <text:list-item>
                  <text:p text:style-name="P673">Replace the filter list with rs</text:p>
                </text:list-item>
                <text:list-item>
                  <text:p text:style-name="P674">Close the properties window to accept the changes</text:p>
                </text:list-item>
              </text:list>
            </text:list-item>
          </text:list>
        </text:list-item>
        <text:list-item>
          <text:p text:style-name="P675">Right-click on the design_pattern_examples_rust project and select <text:span text:style-name="T410">Add &gt; existing item.</text:span></text:p>
        </text:list-item>
        <text:list-item>
          <text:p text:style-name="P675"><text:span text:style-name="T410">Select </text:span><text:span text:style-name="T409">src\main.rs and click Add.</text:span></text:p>
        </text:list-item>
        <text:list-item>
          <text:p text:style-name="P676">Right-click on the design_pattern_examples_rust project and select <text:span text:style-name="T410">Add &gt; Existing item.</text:span></text:p>
        </text:list-item>
        <text:list-item>
          <text:p text:style-name="P676"><text:soft-page-break/><text:span text:style-name="T410">Select </text:span>Cargo.toml and click Add.</text:p>
        </text:list-item>
        <text:list-item>
          <text:p text:style-name="P677">Right-click on the design_pattern_examples_rust project and select Properties.</text:p>
        </text:list-item>
        <text:list-item>
          <text:p text:style-name="P678">Select All Platforms in the Platform drop-down.</text:p>
        </text:list-item>
        <text:list-item>
          <text:p text:style-name="P678">Select Debug in the Configuration drop-down.</text:p>
        </text:list-item>
        <text:list-item>
          <text:p text:style-name="P678">Set Output directory to: $(ProjectDir)target\<text:span text:style-name="T411">debug</text:span>\</text:p>
        </text:list-item>
        <text:list-item>
          <text:p text:style-name="P680"><text:span text:style-name="T412">S</text:span>et Intermediate directory to: $(ProjectDir)target\debug\intermediate<text:span text:style-name="T412">\</text:span></text:p>
        </text:list-item>
        <text:list-item>
          <text:p text:style-name="P682">Click Apply.</text:p>
        </text:list-item>
        <text:list-item>
          <text:p text:style-name="P682">Change Configuration to Release.</text:p>
        </text:list-item>
        <text:list-item>
          <text:p text:style-name="P679">Set Output directory to: $(ProjectDir)target\<text:span text:style-name="T412">release</text:span>\</text:p>
        </text:list-item>
        <text:list-item>
          <text:p text:style-name="P681"><text:span text:style-name="T412">S</text:span>et Intermediate directory to: $(ProjectDir)target\<text:span text:style-name="T412">release</text:span>\intermediate<text:span text:style-name="T412">\</text:span></text:p>
        </text:list-item>
        <text:list-item>
          <text:p text:style-name="P682">Click Apply.</text:p>
        </text:list-item>
        <text:list-item>
          <text:p text:style-name="P683">Change Configuration to All Configurations.</text:p>
        </text:list-item>
        <text:list-item>
          <text:p text:style-name="P683">Click on NMake category.</text:p>
        </text:list-item>
        <text:list-item>
          <text:p text:style-name="P683">Change the Build command line to: cargo build</text:p>
        </text:list-item>
        <text:list-item>
          <text:p text:style-name="P683">Change the Build All command line to: cargo build</text:p>
        </text:list-item>
        <text:list-item>
          <text:p text:style-name="P683"><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132529234285307" text:continue-numbering="true" text:style-name="L3">
        <text:list-item>
          <text:p text:style-name="P684">Click OK to close the Clean Command line edit dialog box.</text:p>
        </text:list-item>
        <text:list-item>
          <text:p text:style-name="P684">Select everything in the Preprocessor Definitions and press Delete.</text:p>
        </text:list-item>
        <text:list-item>
          <text:p text:style-name="P684">Click Apply.</text:p>
        </text:list-item>
        <text:list-item>
          <text:p text:style-name="P684">Change the Configuration to Release.</text:p>
        </text:list-item>
        <text:list-item>
          <text:p text:style-name="P684">Edit the Build command line to append " --release" to the command.</text:p>
        </text:list-item>
        <text:list-item>
          <text:p text:style-name="P684">Edit the Build All command line to append " --release" to the command.</text:p>
        </text:list-item>
        <text:list-item>
          <text:p text:style-name="P685"><text:soft-page-break/>Select the Debugging category.</text:p>
        </text:list-item>
        <text:list-item>
          <text:p text:style-name="P685">Change Configuration to All Configurations.</text:p>
        </text:list-item>
        <text:list-item>
          <text:p text:style-name="P685">Change the Command to: $(OutputPath)$(TargetName)</text:p>
        </text:list-item>
        <text:list-item>
          <text:p text:style-name="P686">Click OK to close the Project Properties dialog box.</text:p>
        </text:list-item>
        <text:list-item>
          <text:p text:style-name="P68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88">Open src\main.rs</text:p>
        </text:list-item>
        <text:list-item>
          <text:p text:style-name="P688">Put a breakpoint on a line</text:p>
        </text:list-item>
        <text:list-item>
          <text:p text:style-name="P688">Right-click the design_pattern_examples_rust project and select Debug &gt; Start New Instance</text:p>
        </text:list-item>
        <text:list-item>
          <text:p text:style-name="P688">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621"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ext:soft-page-break/>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622"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623"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text:soft-page-break/>Completed work on the Strategy pattern example for C. <text:s/>Updated the strategy write-up.</text:p>
      <text:h text:style-name="P624"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25"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626"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627"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28" text:outline-level="1" text:is-list-header="true"><text:soft-page-break/>April 20, 2023</text:h>
      <text:p text:style-name="P328">Completed work on the Interpreter pattern example in C. <text:s/>Updated the interpreter write-up. <text:s/>I used a function to perform the interpretation.</text:p>
      <text:p text:style-name="P328">Added new helper: titlecase().</text:p>
      <text:h text:style-name="P629"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30"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631"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632"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89">DynamicString structure and functions.</text:p>
        </text:list-item>
        <text:list-item>
          <text:p text:style-name="P689">datetime_to_string() and datetime_now() functions.</text:p>
        </text:list-item>
        <text:list-item>
          <text:p text:style-name="P689">replace_chr(), replace_chri(), replace_str(), and replace_stri() functions</text:p>
        </text:list-item>
        <text:list-item>
          <text:p text:style-name="P690">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633"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34" text:outline-level="1" text:is-list-header="true"><text:soft-page-break/>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635"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636"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637"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638"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text:soft-page-break/>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oft-page-break/><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38"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8">solving the same kinds of problems. <text:s/>Focus on </text:span><text:span text:style-name="T319">game elements that need to be focused and efficient but that should maintain a useful degree of decoupling from the algorithms that manipulate the elements.</text:span></text:p>
      <text:h text:style-name="P639"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oft-page-break/><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640"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41" text:outline-level="1" text:is-list-header="true"><text:soft-page-break/>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2">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64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4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644" text:outline-level="1" text:is-list-header="true"><text:soft-page-break/>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645"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4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647"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64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64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50"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5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5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5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54"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55"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56"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57"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5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65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91">Make sure the parameters are different so overloading allows both to exist.</text:p>
        </text:list-item>
        <text:list-item>
          <text:p text:style-name="P69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6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6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62"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63"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9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94">The disadvantage of markdown is the page name must be explicitly used and the link text must be explicitly given.</text:p>
            </text:list-item>
            <text:list-item>
              <text:p text:style-name="P69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9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92">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9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97">Doxygen does not interpret this <text:span text:style-name="T62">the same way</text:span>. <text:s/>Doxygen ignores the alt text and converts the title into a caption under the image.</text:p>
            </text:list-item>
            <text:list-item>
              <text:p text:style-name="P698">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99">The "image" class centers the image.</text:p>
            </text:list-item>
          </text:list>
        </text:list-item>
        <text:list-item>
          <text:p text:style-name="P70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70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6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708" svg:width="2.3004in" svg:height="2.2189in" svg:x="0in" svg:y="0in"><text:p text:style-name="P707"><text:span text:style-name="T66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709" xml:id="id2" draw:id="id2" svg:width="1.1098in" svg:height="1.2713in" svg:x="3.7in" svg:y="0.4264in"><text:p text:style-name="P707"><text:span text:style-name="T662">External</text:span></text:p><text:p text:style-name="P707"><text:span text:style-name="T662">component</text:span></text:p><draw:enhanced-geometry svg:viewBox="0 0 21600 21600" draw:type="rectangle" draw:enhanced-path="M 0 0 L 21600 0 21600 21600 0 21600 0 0 Z N"/></draw:custom-shape><draw:custom-shape draw:name="Shape 11" draw:style-name="gr4" draw:text-style-name="P711" svg:width="0.5543in" svg:height="0.3307in" svg:x="0.3457in" svg:y="0.1634in"><text:p text:style-name="P710"><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711" svg:width="0.5539in" svg:height="0.3307in" svg:x="1.4in" svg:y="0.1437in"><text:p text:style-name="P710"><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713" xml:id="id1" draw:id="id1" svg:width="0.635in" svg:height="0.4335in" svg:x="1.4252in" svg:y="0.8437in"><text:p text:style-name="P712"><text:span text:style-name="T664">Adapter</text:span></text:p><text:p text:style-name="P712"><text:span text:style-name="T6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711" svg:width="0.5543in" svg:height="0.3307in" svg:x="1.3709in" svg:y="1.4882in"><text:p text:style-name="P710"><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711" svg:width="0.5543in" svg:height="0.3307in" svg:x="0.6209in" svg:y="1.7437in"><text:p text:style-name="P710"><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711" svg:width="0.5539in" svg:height="0.3307in" svg:x="0.7in" svg:y="1.3382in"><text:p text:style-name="P710"><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711" svg:width="0.5543in" svg:height="0.3303in" svg:x="0.7957in" svg:y="0.5189in"><text:p text:style-name="P710"><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714"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65"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70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703">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70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70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6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67"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4T13:25:28.770000000</dc:date>
    <dc:creator>Stephen P Lepisto</dc:creator>
    <meta:editing-duration>P11DT23H35M20S</meta:editing-duration>
    <meta:editing-cycles>889</meta:editing-cycles>
    <meta:generator>LibreOffice/7.5.3.2$Windows_X86_64 LibreOffice_project/9f56dff12ba03b9acd7730a5a481eea045e468f3</meta:generator>
    <meta:document-statistic meta:table-count="1" meta:image-count="0" meta:object-count="0" meta:page-count="95" meta:paragraph-count="2280" meta:word-count="31870" meta:character-count="223478" meta:non-whitespace-character-count="187634"/>
  </office:meta>
</office:document-meta>
</file>